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8.5cm" style:rel-column-width="32767*"/>
    </style:style>
    <style:style style:name="表格1.A1" style:family="table-cell">
      <style:table-cell-properties fo:padding="0.097cm" fo:border-left="0.5pt solid #000000" fo:border-right="none" fo:border-top="0.5pt solid #000000" fo:border-bottom="0.5pt solid #000000"/>
    </style:style>
    <style:style style:name="表格1.B1" style:family="table-cell">
      <style:table-cell-properties fo:padding="0.097cm" fo:border="0.5pt solid #000000"/>
    </style:style>
    <style:style style:name="P1" style:family="paragraph" style:parent-style-name="Standard">
      <style:paragraph-properties fo:text-align="center" style:justify-single-word="false"/>
      <style:text-properties officeooo:rsid="00063269" officeooo:paragraph-rsid="00063269" style:language-asian="zh" style:country-asian="TW"/>
    </style:style>
    <style:style style:name="P2" style:family="paragraph" style:parent-style-name="Standard">
      <style:paragraph-properties fo:text-align="start" style:justify-single-word="false"/>
      <style:text-properties officeooo:rsid="00063269" officeooo:paragraph-rsid="00063269" style:language-asian="zh" style:country-asian="TW"/>
    </style:style>
    <style:style style:name="P3" style:family="paragraph" style:parent-style-name="Standard">
      <style:paragraph-properties fo:text-align="start" style:justify-single-word="false"/>
      <style:text-properties officeooo:rsid="000773b1" officeooo:paragraph-rsid="000773b1" style:language-asian="zh" style:country-asian="TW"/>
    </style:style>
    <style:style style:name="P4" style:family="paragraph" style:parent-style-name="Standard">
      <style:paragraph-properties fo:text-align="start" style:justify-single-word="false"/>
      <style:text-properties officeooo:rsid="000773b1" officeooo:paragraph-rsid="000a021e" style:language-asian="zh" style:country-asian="TW"/>
    </style:style>
    <style:style style:name="P5" style:family="paragraph" style:parent-style-name="Standard">
      <style:paragraph-properties fo:text-align="start" style:justify-single-word="false"/>
      <style:text-properties officeooo:rsid="000773b1" officeooo:paragraph-rsid="000a804c" style:language-asian="zh" style:country-asian="TW"/>
    </style:style>
    <style:style style:name="P6" style:family="paragraph" style:parent-style-name="Standard">
      <style:paragraph-properties fo:text-align="start" style:justify-single-word="false"/>
      <style:text-properties officeooo:rsid="000a021e" officeooo:paragraph-rsid="000a021e" style:language-asian="zh" style:country-asian="TW"/>
    </style:style>
    <style:style style:name="P7" style:family="paragraph" style:parent-style-name="Standard">
      <style:paragraph-properties fo:text-align="start" style:justify-single-word="false"/>
      <style:text-properties officeooo:rsid="000a021e" officeooo:paragraph-rsid="000ae3da" style:language-asian="zh" style:country-asian="TW"/>
    </style:style>
    <style:style style:name="P8" style:family="paragraph" style:parent-style-name="Standard">
      <style:paragraph-properties fo:text-align="start" style:justify-single-word="false"/>
      <style:text-properties officeooo:rsid="000a021e" officeooo:paragraph-rsid="000cff79" style:language-asian="zh" style:country-asian="TW"/>
    </style:style>
    <style:style style:name="P9" style:family="paragraph" style:parent-style-name="Standard">
      <style:paragraph-properties fo:text-align="center" style:justify-single-word="false"/>
      <style:text-properties fo:font-size="12pt" officeooo:rsid="00063269" officeooo:paragraph-rsid="00063269" style:font-size-asian="12pt" style:language-asian="zh" style:country-asian="TW" style:font-size-complex="12pt"/>
    </style:style>
    <style:style style:name="T1" style:family="text">
      <style:text-properties fo:font-weight="bold" officeooo:rsid="000c29da"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房屋租賃契約書</text:p>
      <text:p text:style-name="P1"/>
      <text:p text:style-name="P2">出租人 _____ (以下稱甲方)</text:p>
      <text:p text:style-name="P2">承租人 ______ (以下稱乙方)</text:p>
      <text:p text:style-name="P1"/>
      <text:p text:style-name="P2">茲為房屋租賃事宜件，雙方同意條款如下</text:p>
      <text:p text:style-name="P2">第一條 房屋座落及租賃範圍：</text:p>
      <text:p text:style-name="P2">1.房屋座落：_______</text:p>
      <text:p text:style-name="P2">2.租賃範圍：_______</text:p>
      <text:p text:style-name="P2">第二條 租賃期限</text:p>
      <text:p text:style-name="P2">自民國__年__月__日起至民國__年__月__日止</text:p>
      <text:p text:style-name="P2">共計__年__月</text:p>
      <text:p text:style-name="P2">第三條 租金與保證金</text:p>
      <text:p text:style-name="P3">1.每月租金新台幣____元整</text:p>
      <text:p text:style-name="P3">2.支付方式：月付：租金應於每月15日前支付</text:p>
      <text:p text:style-name="P3">第四條 使用租賃物之限制</text:p>
      <text:p text:style-name="P3">1.本房屋係供辦公室之使用</text:p>
      <text:p text:style-name="P3">第五條 危險負擔</text:p>
      <text:p text:style-name="P3">乙方應以善良管理人之注意使用房屋，除因天災地變等不可抗力之情形外，因乙方之故意或過失損毀房屋，或因可歸責於乙方之事由致失火焚毀者，均應負損害賠償責任。至於房屋因自然損壞有修繕之必要時，甲方應負責修繕。</text:p>
      <text:p text:style-name="P3">第六條 契約之終止</text:p>
      <text:p text:style-name="P3">一、出租人終止租約</text:p>
      <text:p text:style-name="P5">有下列情形一者，甲方得終止租約</text:p>
      <text:p text:style-name="P6">1.延遲給付租金之總額達二個月之租額，或積欠管理費或乙方應負擔之費用達相當兩個月之租金額，經甲方定相當期限催告而乙方仍不支付者</text:p>
      <text:p text:style-name="P3">二、承租人終止租約</text:p>
      <text:p text:style-name="P4">有下列情形一者，乙方得終止租約</text:p>
      <text:p text:style-name="P6">1.房屋損害有修繕必要時，其應由甲方負責修繕者，經乙方定相當期限，甲方仍不修繕或未如期修繕完畢者</text:p>
      <text:p text:style-name="P6">2.房屋因非可歸咎於乙方事由致部分滅失，乙方就餘存部分不能達租賃之目的時</text:p>
      <text:p text:style-name="P6">3.房屋存在有危及乙方或其同居人的安全或健康之瑕疵時</text:p>
      <text:p text:style-name="P6">第七條 稅捐及費用之負擔</text:p>
      <text:p text:style-name="P6">地價稅、房屋稅由甲方負擔，水電費、電話費、瓦斯費、大樓管理費或其他因乙方使用租賃物所生之雜項費用及乙方若有營業所生之營業稅捐等，均由乙方負擔。</text:p>
      <text:p text:style-name="P6"/>
      <table:table table:name="表格1" table:style-name="表格1">
        <table:table-column table:style-name="表格1.A" table:number-columns-repeated="2"/>
        <table:table-row>
          <table:table-cell table:style-name="表格1.A1" office:value-type="string">
            <text:p text:style-name="P7">出租人：______ 簽章</text:p>
            <text:p text:style-name="P8">身分證號碼/統一編號：</text:p>
            <text:p text:style-name="P7">地址：</text:p>
            <text:p text:style-name="P7">聯絡電話：</text:p>
          </table:table-cell>
          <table:table-cell table:style-name="表格1.B1" office:value-type="string">
            <text:p text:style-name="P7">承租人：______ 簽章</text:p>
            <text:p text:style-name="P8">身分證號碼/統一編號：</text:p>
            <text:p text:style-name="P7">地址：</text:p>
            <text:p text:style-name="P7">聯絡電話：</text:p>
          </table:table-cell>
        </table:table-row>
      </table:table>
      <text:p text:style-name="P6"/>
      <text:p text:style-name="P6"/>
      <text:p text:style-name="P3">中華民國 <text:s text:c="2"/>年 <text:s/>月 <text:s/>日</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2:51:04.253000000</meta:creation-date>
    <dc:date>2024-05-03T13:14:45.956000000</dc:date>
    <meta:editing-duration>PT23M38S</meta:editing-duration>
    <meta:editing-cycles>8</meta:editing-cycles>
    <meta:generator>LibreOffice/7.6.6.3$Windows_X86_64 LibreOffice_project/d97b2716a9a4a2ce1391dee1765565ea469b0ae7</meta:generator>
    <meta:document-statistic meta:table-count="1" meta:image-count="0" meta:object-count="0" meta:page-count="1" meta:paragraph-count="37" meta:word-count="643" meta:character-count="715" meta:non-whitespace-character-count="695"/>
  </office:meta>
</office:document-meta>
</file>